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style:page-number="auto"/>
      <style:text-properties officeooo:paragraph-rsid="0001e4f8"/>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his paper deals with a way of using vectors fields in order to control a sailboat robot based on the approach of paper [1]. It explains how the fields are built and describes the controller that has been implemented with this vectors field method. This controller was created to be used on a motor boat robot during the maritime festival of Brest 2016. The paper will therefore also show how this controller has to be adapted to work on a sailboat robot. The priority during the maritime festival for the motor boat robot is to follow given objectives avoiding any obstacle in its way. The final point is to have an interactive map representing the total vectors field and containing every operating modes of the robot in order to modify objectives in real time.</text:span><text:bookmark text:name="_GoBack"/><text:span text:style-name="T1"><text:line-break/><text:tab/>In this paper, we will first describe the motor boat used and its hardware and software architectures then we will explain the way to create different vectors fields and how to use them. Finally, we will show some missions that can be done using the vectors field method and give a conclusion to this pa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1:38:42.991040299</meta:creation-date>
    <dc:date>2016-05-31T11:39:29.357526770</dc:date>
    <meta:editing-duration>P0D</meta:editing-duration>
    <meta:editing-cycles>1</meta:editing-cycles>
    <meta:document-statistic meta:table-count="0" meta:image-count="0" meta:object-count="0" meta:page-count="1" meta:paragraph-count="1" meta:word-count="189" meta:character-count="1073" meta:non-whitespace-character-count="883"/>
    <meta:generator>LibreOffice/4.2.8.2$Linux_X86_64 LibreOffice_project/420m0$Build-2</meta:generator>
  </office:meta>
</office:document-meta>
</file>